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normal" fo:font-family="Calibri" style:font-family-asian="Calibri" style:font-family-complex="Calibri" fo:background-color="transparent" style:use-window-font-color="true"/>
    </style:style>
    <style:style style:name="T2" style:family="text">
      <style:text-properties fo:font-size="14.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54.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style:style style:name="P4" style:family="paragraph">
      <style:paragraph-properties fo:line-height="115.00%" fo:text-align="left" fo:margin-bottom="10.00pt"/>
    </style:style>
    <style:style style:name="P5" style:family="paragraph">
      <style:paragraph-properties fo:line-height="115.00%" fo:text-align="left" fo:margin-bottom="10.00pt"/>
    </style:style>
  </office:automatic-styles>
  <office:body>
    <office:text>
      <text:p text:style-name="P1"><text:span text:style-name="T1">Pokemon tietokanta</text:span></text:p>
      <text:p text:style-name="P1"><text:span text:style-name="T2">Nimi: Niko Novitsky<text:line-break/>Opiskelijanumero: 014013656<text:line-break/><text:line-break/>Johdanto</text:span></text:p>
      <text:p text:style-name="P1"><text:span text:style-name="T3">Järjestelmän tavoitteena on luoda kattava tietokanta joka pitää sisälllään kaikki (tällä hetkellä 719) Pokemon hahmoa ja niiden tärkeimmät perustiedot. Kuten nimi, tyyppi, evoluutiot, EV-arvot, mahdolliset liikkeet joita Pokemon voi oppia, sekä useita muita tietoja joita työn edetessä tulee tarpeelliseksi tai hydylliseksi tallettaa.<text:line-break/><text:line-break/>Järjestelmän toinen tavoite ja käyttötarkoitus, on auttaa käyttäjää rakentamaan ja luomaan oma Pokemon tiiminsä. Käyttäjä voi siis valita tietyt pokemonit ja tallettaa ne omalle tililleen näin luoden pokemon tiimin. Tiimiä on voitava tarkastella ja eri pokemonien tietoja oman tiimin sisällä on voitava myös muuttaa jotta koko järjestelmässä olisi mitään järkeä. Ylläpitäjä taas voi muuttaa yleisiä pokemon tietoja.</text:span></text:p>
      <text:p text:style-name="P1"><text:span text:style-name="T4"/></text:p>
      <text:p text:style-name="P1"><text:span text:style-name="T5">Käyttötapaukset</text:span></text:p>
      <text:p text:style-name="P1"><text:span text:style-name="T6">Järjestelmällä tulee olemaan kolme käyttäjäryhmää, rekisteröimätön käyttäjä, rekiteröity käyttäjä sekä ylläpitäjä. </text:span></text:p>
      <text:p text:style-name="P1"><text:span text:style-name="T7"/></text:p>
      <text:list text:style-name="L2">
        <text:list-item>
          <text:p text:style-name="P2"><text:span text:style-name="T8">Pokemonien tarkastelu. </text:span></text:p>
        </text:list-item>
        <text:list-item>
          <text:p text:style-name="P2"><text:span text:style-name="T8">Pokemonien etsintä tietyillä hakukriteereillä</text:span></text:p>
        </text:list-item>
        <text:list-item>
          <text:p text:style-name="P2"><text:span text:style-name="T8">Pokemonien lisäys tietokantaan</text:span></text:p>
        </text:list-item>
        <text:list-item>
          <text:p text:style-name="P2"><text:span text:style-name="T8">Pokemonien poisto tietokannasta</text:span></text:p>
        </text:list-item>
        <text:list-item>
          <text:p text:style-name="P2"><text:span text:style-name="T8">Pokemonin lisäys joukkueeseen</text:span></text:p>
        </text:list-item>
        <text:list-item>
          <text:p text:style-name="P2"><text:span text:style-name="T8">Pokemonin listäys uusin joukkoihin</text:span></text:p>
        </text:list-item>
        <text:list-item>
          <text:p text:style-name="P2"><text:span text:style-name="T8">Pokemonin poisto joukkueesta</text:span></text:p>
        </text:list-item>
        <text:list-item>
          <text:p text:style-name="P2"><text:span text:style-name="T8">Oman pokemonin tietojen muuttaminen</text:span></text:p>
        </text:list-item>
        <text:list-item>
          <text:p text:style-name="P2"><text:span text:style-name="T8">Yleisen pokemonin tietojen muuttaminen</text:span></text:p>
        </text:list-item>
        <text:list-item>
          <text:p text:style-name="P2"><text:span text:style-name="T8">Sivulle rekisteröityminen</text:span></text:p>
        </text:list-item>
        <text:list-item>
          <text:p text:style-name="P2"><text:span text:style-name="T8">Sivulle kirjautuminen</text:span></text:p>
        </text:list-item>
      </text:list>
      <text:p text:style-name="P3"><text:span text:style-name="T8">Rekisteröimätön käyttäjä pystyy tarkastelemaan ja etsimään pokemoneja, sekä rekisteröitymään tietokantaan</text:span></text:p>
      <text:p text:style-name="P3"><text:span text:style-name="T8">Rekisteröity käyttäjä pystyy kirjautumaan sivulle, tarkastelemaan aj etsimään pokemoneja, käyttäjä pystyy myös liittämään pokemoneja tililleen aktiiviseen ryhmään sekä varastoon sekä muodostamaan uusia joukkueita pokemoneista, esimerkiksi vastustajan joukkueen.<text:s text:c="2"/>Käyttäjä pystyy muuttamaan pokemoniensa tietoja ja arvoja.</text:span></text:p>
      <text:p text:style-name="P3"><text:span text:style-name="T8">Ylläpitäjä pystyy lisäämään ja poistmaan pokemoneja tietokannasta sekä muuttamaan tietokantaan tallennettujen pokemonien arvoja.</text:span></text:p>
      <text:p text:style-name="P3"><text:span text:style-name="T9"/></text:p>
      <text:p text:style-name="P3"><text:span text:style-name="T9"/></text:p>
      <text:p text:style-name="P3"><text:span text:style-name="T10">Käyttötapauskuvaukset</text:span></text:p>
      <text:p text:style-name="P4"><text:span text:style-name="T10">Tapaus 1:</text:span></text:p>
      <text:p text:style-name="P5"><text:span text:style-name="T11">Rekisteröity käyttäjä haluaa etsiä ja tarkastella tietyntyyppisiä pokemoneja. Hän avaa hakusivun jossa annetaan lsita mahdollisista hakukriteereistä. Käyttäjä pystyy valitsemaan muunmuassa pokemonin tyypin, evoluution vaiheen, tietyt stat arvot, nimen, jne.</text:span></text:p>
      <text:p text:style-name="P5"><text:span text:style-name="T12"/></text:p>
      <text:p text:style-name="P5"><text:span text:style-name="T13">Tapaus 2:</text:span></text:p>
      <text:p text:style-name="P5"><text:span text:style-name="T13">Käyttäjä haluaa muuttaa erään pokemoninsa hyökkäysarvoa. Käyttäjä navigoi tililleen ja valitsee halutun pokemonin, järjestelmä antaa käyttäjälle kyseisen pokemonin tiedot ja mahdollisuuden muuttaa niitä.</text:span></text:p>
      <text:p text:style-name="P5"><text:span text:style-name="T14"/></text:p>
      <text:p text:style-name="P5"><text:span text:style-name="T15">Tapaus 3:</text:span></text:p>
      <text:p text:style-name="P5"><text:span text:style-name="T15">Ylläpitäjä huomaa että uusi pokemon peli on tullu ja haluaa näin lisätä pokemoneja tietokantaan. Ylläpitäjä avaa admin osion ja valitsee kohdan mistä pokemo0n lisätään. uuden pokemonin tiedot kirjataan ylöös, järjestelmä tarkistaa ne puutteiden jne varalta ja lisää ne tämän jälkeen järjestelmään. </text:span></text:p>
      <text:p text:style-name="P5"><text:span text:style-name="T15"/></text:p>
      <text:p text:style-name="P5"><text:span text:style-name="T16">Järjestelmän yleisrakenne</text:span></text:p>
      <text:p text:style-name="P5"><text:span text:style-name="T17">SQL kansio pitää sisällään tietokantojen luomsieen aj tuhoamiseen tarvittavat tiedostot. Add-test-data.sql ja add-required-data.sql ovat myös välttämättömiä ajaa järjestelmää asennettaessa</text:span></text:p>
      <text:p text:style-name="P5"><text:span text:style-name="T17"/></text:p>
      <text:p text:style-name="P5"><text:span text:style-name="T17">html-demo kansio pitää sisällään sivujen PHP koodin, eli kontrollerit. Nämä tiedostoot huoelhtivat oikeiden viestien ja argumenttien lähettämisestä objektien malleille tietokannan käytötöä varten</text:span></text:p>
      <text:p text:style-name="P5"><text:span text:style-name="T17">MyPage.php pitää sisällään funktiot pokemonien poistoa varten käyttäjiltä, sekä datan muuntamista varten</text:span></text:p>
      <text:p text:style-name="P5"><text:span text:style-name="T17">Search.php pitää sisällään funktion pokemonin lisäystä varten käyttäjälle</text:span></text:p>
      <text:p text:style-name="P5"><text:span text:style-name="T17">SignIn.php pitää sisällään käyttäjätilin luomisen, sekä etsinnnän</text:span></text:p>
      <text:p text:style-name="P5"><text:span text:style-name="T17">LogOut.php pitää sisällään funktion kättäjän loggaamiseen ulos järjestelmästä</text:span></text:p>
      <text:p text:style-name="P5"><text:span text:style-name="T17">-------------------------------------------------------</text:span></text:p>
      <text:p text:style-name="P5"><text:span text:style-name="T17">Libs kansiosta löytyy järjestelmän selkäranka.</text:span></text:p>
      <text:p text:style-name="P5"><text:span text:style-name="T17">Views kansiossa on sivujen ulkoasun määrittävä HTML koodi, CSS koodi taas löytyy CSS kansiosta</text:span></text:p>
      <text:p text:style-name="P5"><text:span text:style-name="T17">Models kansio pitää sisällään objektit ja niiden käyttöön vaaittavat toiminnot.</text:span></text:p>
      <text:p text:style-name="P5"><text:span text:style-name="T17">Pokemon.php on perus pokemoneja hallitseva luokka mistä löytyy funktiot niin listaukseen, poistoon kuin perustietojen hakemiseen</text:span></text:p>
      <text:p text:style-name="P5"><text:span text:style-name="T17">move.php pitää sisällään tiedot pokemonien liikkeistä, niihin vaadittavat SQL kyselyt jne.</text:span></text:p>
      <text:p text:style-name="P5"><text:span text:style-name="T17">trainer_pokemon on hyvin samanlainen luokka kuin pokemon, kuitenkin kaikki toiminnallisuus sidotaan käyttäjiin ja heidän pokemonihinsa.</text:span></text:p>
      <text:p text:style-name="P5"><text:span text:style-name="T17">user.php on perus käyttäjää hallitseva luokka.</text:span></text:p>
      <text:p text:style-name="P5"><text:span text:style-name="T17">Lopuksi libs kansion juuresta löytyy ommon.php mistä löytyy yleisiä funktioita jotka hulehtivat kättjän kirjautumisesta ja loggaamisesta ulos</text:span></text:p>
      <text:p text:style-name="P5"><text:span text:style-name="T17">Tietokantayteys.php huolehtii tietokantayhteydestä.</text:span></text:p>
      <text:p text:style-name="P5"><text:span text:style-name="T17">---------------------------------------------------------------</text:span></text:p>
      <text:p text:style-name="P5"><text:span text:style-name="T17">Lopuksi resource kansiosta löytyy tiedon parsimiseen tarvittavat funktiot ja tiedostot. Parsemoves, parsepokemon aj parsetypes ovat kaikki nimensä puolesta yksiselitteisiä</text:span></text:p>
      <text:p text:style-name="P5"><text:span text:style-name="T17">------------------------------------------------------------------</text:span></text:p>
      <text:p text:style-name="P5"><text:span text:style-name="T18">Asennusohjeet</text:span><text:span text:style-name="T19"/></text:p>
      <text:p text:style-name="P5"><text:span text:style-name="T19"/></text:p>
      <text:p text:style-name="P5"><text:span text:style-name="T19">1. Aseta kaikki tiedostot nettiin näkyvään kansioon, esim htdocs.</text:span></text:p>
      <text:p text:style-name="P5"><text:span text:style-name="T19">2. Palauta kaikki data komennolla "psql dbname &lt; db_with_data_dump"</text:span></text:p>
      <text:p text:style-name="P5"><text:span text:style-name="T19"/></text:p>
      <text:p text:style-name="P5"><text:span text:style-name="T19">Järjestelmä on nyt valmis käytettäväksi.</text:span></text:p>
      <text:p text:style-name="P5"><text:span text:style-name="T19"/></text:p>
      <text:p text:style-name="P5"><text:span text:style-name="T19">Mikäli data halutaan rakentaa uudestaan:</text:span></text:p>
      <text:p text:style-name="P5"><text:span text:style-name="T19"/></text:p>
      <text:p text:style-name="P5"><text:span text:style-name="T19">1. Aseta kaikki tiedostot nettiin näkyvään kansioon, esim htdocs.</text:span></text:p>
      <text:p text:style-name="P5"><text:span text:style-name="T19">2. suorita create-tables.sql tiedosto jolloin tietokanta pystytetään</text:span></text:p>
      <text:p text:style-name="P5"><text:span text:style-name="T19">3. Resource kansiosta löytyy kolme php tiedostosa, ParseMoves, ParsePokemon ja ParseTypes.</text:span></text:p>
      <text:p text:style-name="P5"><text:span text:style-name="T19">4. Suorita ensin ParsePokemon joka hakee ja lisää kaikkien POkemonien datan tietokantaan</text:span></text:p>
      <text:p text:style-name="P5"><text:span text:style-name="T19">5. Suorita add-test-data.sql joka pitää sisällään tyyppien perustiedot</text:span></text:p>
      <text:p text:style-name="P5"><text:span text:style-name="T19">6. SEuraavaksi suoritetaan resource kansiosta PArseMoves ja PArseTypes </text:span></text:p>
      <text:p text:style-name="P5"><text:span text:style-name="T19">7. Viimeiseksi add-required-data.sql </text:span></text:p>
      <text:p text:style-name="P5"><text:span text:style-name="T19">8. JÄrjestelmän pitäisi olla nyt käyttövalmis.</text:span></text:p>
      <text:p text:style-name="P5"><text:span text:style-name="T19"/></text:p>
      <text:p text:style-name="P5"><text:span text:style-name="T19">Testausohjeet:</text:span></text:p>
      <text:p text:style-name="P5"><text:span text:style-name="T19"/></text:p>
      <text:p text:style-name="P5"><text:span text:style-name="T19">Järjestelmän etusivu löytyy [tästä](http://nikonovi.users.cs.helsinki.fi/PokeDB/html-demo/Etusivu.php)</text:span></text:p>
      <text:p text:style-name="P5"><text:span text:style-name="T19"/></text:p>
      <text:p text:style-name="P5"><text:span text:style-name="T19">Millä tahansa tunnuksella voi rekisteröityä järjestelmään, testaustunnuksena olen itse käyttänyt: kayttaja - salasana</text:span></text:p>
      <text:p text:style-name="P5"><text:span text:style-name="T19">admin salasana: secret_admin - superpassword</text:span></text:p>
      <text:p text:style-name="P5"><text:span text:style-name="T19"/></text:p>
      <text:p text:style-name="P5"><text:span text:style-name="T19">Adminilal on oikeus muuttaa globaalin Pokemon tietokannan arvoja.</text:span></text:p>
      <text:p text:style-name="P5"><text:span text:style-name="T19"/></text:p>
      <text:p text:style-name="P5"><text:span text:style-name="T19">----------------------------------------------------------</text:span></text:p>
      <text:p text:style-name="P5"><text:span text:style-name="T20">Bugit, oiminnallisuus ja kehitys</text:span></text:p>
      <text:p text:style-name="P5"><text:span text:style-name="T21">Suurrmpia puutteita järjestelmässä:</text:span></text:p>
      <text:p text:style-name="P5"><text:span text:style-name="T21">- Hakutoiminnon puute<text:line-break/>- Lajitelun puute<text:line-break/>- Admin ei pysty lisäämään pokemoneja vielä<text:line-break/><text:line-break/>Bugeja:<text:line-break/>- Kirjautumissivu näyttää aina vihreilmoituksen<text:line-break/>- Ulkoasu on hiukan omituisesti skaalautuva <text:line-break/>- Hidas toiminta mobiililaitteilla<text:line-break/>-------------------------------------------------------------<text:line-break/><text:line-break/></text:span><text:span text:style-name="T22">Omat kokemukset:</text:span></text:p>
      <text:p text:style-name="P5"><text:span text:style-name="T23">Järjestelmän tekeminen itsessään tuntui melko hauskalta ja yllättävän simppeliltä, enemmän jouduin taistelemaan PHP:n ja HTML:n keskutelun kanssa. useiden muutjien ja argumenttien passaaminen HTMLstä PHP:hen oli hiukan kinkkkistä, tähän olii voinut auttaa AJAX<text:s text:c="2"/>ja javascriptin yleinen käyttö, mutta yritin välttää tätä.<text:line-break/><text:line-break/>Toienn hiukan päänsärkyä aiheuttava asia oli SQL lauseiden kanssa taistelu jotta kaikki tarpeellienn saadaan tietokannasta ulos<text:line-break/><text:line-break/>Itse projektin kannalta suurin henkilökohtainen ongelmani oliviikkopalautukset jotka kaikki menivät lähes täysin metsään pienten virheiden ja hajamielisyyden takia. Unohdin lisätä käyttäjätunnukset testausa varten, muokkasin väärää readme tiedostoa, jne.</text:span></text:p>
      <text:p text:style-name="P5"><text:span text:style-name="T24"/></text:p>
      <text:p text:style-name="P5"><text:span text:style-name="T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